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AC0848A6A521BB3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solid" draw:fill-color="#005f0f"/>
    </style:style>
    <style:style style:name="P2" style:family="paragraph">
      <style:text-properties style:font-name="Ubuntu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Ubuntu" fo:font-size="22pt" fo:font-style="italic" style:font-size-asian="22pt" style:font-style-asian="italic" style:font-size-complex="22pt" style:font-style-complex="italic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text-align="end"/>
      <style:text-properties fo:font-size="6pt" style:font-size-asian="6pt" style:font-size-complex="6pt"/>
    </style:style>
    <style:style style:name="P7" style:family="paragraph">
      <loext:graphic-properties draw:fill="none" draw:fill-color="#ffffff"/>
      <style:paragraph-properties fo:text-align="end"/>
      <style:text-properties style:font-name="Ubuntu" fo:font-size="6pt" style:font-size-asian="6pt" style:font-size-complex="6pt"/>
    </style:style>
    <style:style style:name="P8" style:family="paragraph">
      <style:paragraph-properties fo:text-align="center"/>
      <style:text-properties fo:font-size="9pt" style:font-size-asian="9pt" style:font-size-complex="9pt"/>
    </style:style>
    <style:style style:name="P9" style:family="paragraph">
      <loext:graphic-properties draw:fill="solid" draw:fill-color="#005f0f"/>
      <style:paragraph-properties fo:text-align="center"/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Ubuntu"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2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italic" style:font-weight-asian="normal" style:font-name-complex="Lohit Devanagari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Ubuntu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Ubuntu" fo:font-size="6pt" style:font-size-asian="6pt" style:font-size-complex="6pt"/>
    </style:style>
    <style:style style:name="T5" style:family="text">
      <style:text-properties fo:color="#ffffff" style:font-name="Ubuntu"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5f0f" draw:textarea-horizontal-align="justify" draw:textarea-vertical-align="middle" draw:auto-grow-height="false" fo:min-height="0.958cm" fo:min-width="29.931cm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1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3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/>
    </style:style>
    <style:style style:name="gr6" style:family="graphic">
      <style:graphic-properties draw:fill="solid" draw:fill-color="#005f0f" draw:textarea-horizontal-align="justify" draw:textarea-vertical-align="middle" draw:auto-grow-height="false" fo:min-height="0.572cm" fo:min-width="6.426cm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Forme1" draw:style-name="gr1" draw:text-style-name="P1" svg:width="29.932cm" svg:height="0.959cm" svg:x="-4.073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5" draw:name="Forme1" draw:style-name="gr5" draw:text-style-name="P9" svg:width="6.427cm" svg:height="0.572cm" svg:x="0.572cm" svg:y="3.099cm">
        <text:p text:style-name="P8"><text:span text:style-name="T5"><text:s/></text:span><text:span text:style-name="T5">Declare namespace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6" draw:name="Forme1" draw:style-name="gr6" draw:text-style-name="P1" svg:width="6.427cm" svg:height="0.572cm" svg:x="7.939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7" draw:name="Forme1" draw:style-name="gr6" draw:text-style-name="P1" svg:width="6.427cm" svg:height="0.572cm" svg:x="15.266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8" draw:name="Forme1" draw:style-name="gr6" draw:text-style-name="P1" svg:width="6.427cm" svg:height="0.572cm" svg:x="22.634cm" svg:y="3.099cm">
        <text:p/>
        <draw:enhanced-geometry svg:viewBox="0 0 21600 21600" draw:mirror-horizontal="false" draw:mirror-vertical="false" draw:type="rectangle" draw:enhanced-path="M 0 0 L 21600 0 21600 21600 0 21600 0 0 Z N"/>
      </draw:custom-shape>
      <text:p text:style-name="Standard"><draw:frame draw:style-name="fr1" draw:name="Image1" text:anchor-type="paragraph" svg:x="0.191cm" svg:y="0.113cm" svg:width="1.665cm" svg:height="1.669cm" draw:z-index="1"><draw:image xlink:href="Pictures/10000201000003E8000003EAC0848A6A521BB3A5.png" xlink:type="simple" xlink:show="embed" xlink:actuate="onLoad" loext:mime-type="image/png"/></draw:frame></text:p>
      <text:p text:style-name="Standard"><draw:frame text:anchor-type="paragraph" draw:z-index="2" draw:name="Forme2" draw:style-name="gr2" draw:text-style-name="P3" svg:width="3.844cm" svg:height="1.059cm" svg:x="2.057cm" svg:y="0.254cm"><draw:text-box><text:p text:style-name="P2"><text:span text:style-name="T1">Thymeleaf</text:span></text:p></draw:text-box></draw:frame><draw:frame text:anchor-type="paragraph" draw:z-index="3" draw:name="Forme3" draw:style-name="gr3" draw:text-style-name="P5" svg:width="6.229cm" svg:height="1.1cm" svg:x="5.738cm" svg:y="0.273cm"><draw:text-box><text:p text:style-name="P4"><text:span text:style-name="T2">- Cheat sheet</text:span></text:p></draw:text-box></draw:frame></text:p>
      <text:p text:style-name="Standard"/>
      <text:p text:style-name="Standard"><draw:frame text:anchor-type="paragraph" draw:z-index="4" draw:name="Forme4" draw:style-name="gr4" draw:text-style-name="P7" svg:width="2.098cm" svg:height="0.389cm" svg:x="6.043cm" svg:y="0.093cm"><draw:text-box><text:p text:style-name="P6"><text:span text:style-name="T3">Version :</text:span><text:span text:style-name="T4"> 1.0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19cm" fo:margin-bottom="0.319cm" fo:margin-left="0.319cm" fo:margin-right="0.31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20:17:16.564527384</meta:creation-date>
    <dc:date>2018-04-04T20:59:25.765737507</dc:date>
    <meta:editing-duration>PT26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5.4.5.1$Linux_X86_64 LibreOffice_project/40m0$Build-1</meta:generator>
  </office:meta>
</office:document-meta>
</file>